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8in"/>
    </style:style>
    <style:style style:name="co2" style:family="table-column">
      <style:table-column-properties fo:break-before="auto" style:column-width="2.24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6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8pt" style:language-asian="zh" style:country-asian="CN" style:font-style-asian="normal" style:font-weight-asian="normal" style:font-name-complex="Alvi Nastaleeq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F" fo:font-size="18pt" style:letter-kerning="true" style:language-complex="en" style:country-complex="US" style:font-name-asian="F" style:font-name-complex="Alvi Nastaleeq" style:font-size-asian="18pt" style:font-size-complex="18pt"/>
    </style:style>
    <style:style style:name="T2" style:family="text">
      <style:text-properties style:font-name="F" fo:font-size="18pt" style:letter-kerning="true" style:language-complex="en" style:country-complex="US" style:font-name-asian="F" style:font-name-complex="Alvi Nastaleeq" style:font-size-asian="18pt" style:font-size-complex="18pt" style:use-window-font-color="true" fo:font-weight="normal" fo:language="ar" fo:country="SA" style:language-asian="zh" style:country-asian="CN" style:font-weight-asian="normal" style:font-weight-complex="normal"/>
    </style:style>
    <style:style style:name="T3" style:family="text">
      <style:text-properties style:use-window-font-color="true" fo:font-weight="normal" fo:language="ar" fo:country="SA" style:language-asian="zh" style:country-asian="CN" style:font-weight-asian="normal" style:font-weight-complex="normal" style:font-name="F" fo:font-size="18pt" style:letter-kerning="true" style:language-complex="en" style:country-complex="US" style:font-name-asian="F" style:font-name-complex="Alvi Nastaleeq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پرچمِ غازی لہراتا گھر گھر دیکھا</text:p>
          </table:table-cell>
          <table:covered-table-cell/>
        </table:table-row>
        <table:table-row table:style-name="ro2">
          <table:table-cell office:value-type="string" calcext:value-type="string">
            <text:p><text:span text:style-name="T1">سوچو ذرا کیا ہوگا جوانی کا عالم</text:span></text:p>
            <text:p><text:span text:style-name="T1">چیرتے جس کو بچپن میں اژدر دیکھا</text:span></text:p>
          </table:table-cell>
          <table:table-cell office:value-type="string" calcext:value-type="string">
            <text:p><text:span text:style-name="T3">مه خانے</text:span><text:span text:style-name="T1"> میں آج عجب منظر دیکھا</text:span></text:p>
            <text:p><text:span text:style-name="T1">پیمانوں میں جام نہیں کوثر دیکھا</text:span></text:p>
          </table:table-cell>
        </table:table-row>
        <table:table-row table:style-name="ro2">
          <table:table-cell office:value-type="string" calcext:value-type="string">
            <text:p><text:span text:style-name="T1">قولِ نبیؐ ہے دونوں میں کچھ فرق نہیں</text:span></text:p>
            <text:p><text:span text:style-name="T1">کعبہ دیکھا یا کہ رخِ حیدر دیکھا</text:span></text:p>
          </table:table-cell>
          <table:table-cell office:value-type="string" calcext:value-type="string">
            <text:p><text:span text:style-name="T1">جیسے اُٹھا لیں ہاتھ بڑھا کر پھول کوئی</text:span></text:p>
            <text:p><text:span text:style-name="T1">دستِ علیؑ پر ایسے درِ خیبر دیکھا</text:span></text:p>
          </table:table-cell>
        </table:table-row>
        <table:table-row table:style-name="ro2">
          <table:table-cell office:value-type="string" calcext:value-type="string">
            <text:p><text:span text:style-name="T1">وقتِ نصرت کون رہا ہے سینہ سپر</text:span></text:p>
            <text:p><text:span text:style-name="T1">پشت پہ کس نے گھونپ دیا خنجر دیکھا</text:span></text:p>
          </table:table-cell>
          <table:table-cell office:value-type="string" calcext:value-type="string">
            <text:p><text:span text:style-name="T1">پیغمبرؐ کے یار بنیں جو پھرتے تھے</text:span></text:p>
            <text:p><text:span text:style-name="T1">بھاگتے </text:span><text:span text:style-name="T2">اُن</text:span><text:span text:style-name="T1"> کو میدان سے اکثر دیکھا</text:span></text:p>
          </table:table-cell>
        </table:table-row>
        <table:table-row table:style-name="ro2">
          <table:table-cell office:value-type="string" calcext:value-type="string">
            <text:p><text:span text:style-name="T1">حقِ حیدرؑ چھیننے والے دنیا میں</text:span></text:p>
            <text:p><text:span text:style-name="T1">نام تیرے رسوائی کا دفتر دیکھا</text:span></text:p>
          </table:table-cell>
          <table:table-cell office:value-type="string" calcext:value-type="string">
            <text:p><text:span text:style-name="T1">بخ</text:span><text:span text:style-name="T2">ٍ</text:span><text:span text:style-name="T1"> بخ</text:span><text:span text:style-name="T2">ٍ</text:span><text:span text:style-name="T1"> کہنے لگے کچھ ڈر ڈر کے</text:span></text:p>
            <text:p><text:span text:style-name="T1">آتے ہوئے حارث پر جو کنکر دیکھا</text:span></text:p>
          </table:table-cell>
        </table:table-row>
        <table:table-row table:style-name="ro2">
          <table:table-cell table:style-name="ce2" office:value-type="string" calcext:value-type="string" table:number-columns-spanned="2" table:number-rows-spanned="1">
            <text:p><text:span text:style-name="T1">کربلا کی جیت کا </text:span><text:span text:style-name="T2">اِک</text:span><text:span text:style-name="T1"> اعلان ہے یہ</text:span></text:p>
            <text:p><text:span text:style-name="T1">پرچمِ غازی لہراتا گھر گھر دیکھا</text:span>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9:57:52.866649100</meta:creation-date>
    <dc:date>2026-01-21T19:59:28.006668700</dc:date>
    <meta:editing-duration>PT1M35S</meta:editing-duration>
    <meta:editing-cycles>1</meta:editing-cycles>
    <meta:document-statistic meta:table-count="1" meta:cell-count="10" meta:object-count="0"/>
    <meta:generator>LibreOffice/25.8.4.2$Windows_X86_64 LibreOffice_project/290daaa01b999472f0c7a3890eb6a550fd74c6df</meta:generator>
  </office:meta>
</office:document-meta>
</file>